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1</text:p>
          </table:table-cell>
          <table:table-cell office:value-type="string">
            <text:p>incompréhensible, répétitif</text:p>
          </table:table-cell>
          <table:table-cell office:value-type="string">
            <text:p>le rectifier en stipulent le but et le lieu</text:p>
          </table:table-cell>
          <table:table-cell table:style-name="ce3" office:value-type="string">
            <text:p>modifier</text:p>
          </table:table-cell>
          <table:table-cell office:value-type="string">
            <text:p>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1</text:p>
          </table:table-cell>
          <table:table-cell office:value-type="string">
            <text:p>pas de titre à <text:s/>la page html</text:p>
          </table:table-cell>
          <table:table-cell office:value-type="string">
            <text:p>le rectifier en stipulent le nom de l'agence et de quelle page il sagit</text:p>
          </table:table-cell>
          <table:table-cell table:style-name="ce3" office:value-type="string">
            <text:p>modifier</text:p>
          </table:table-cell>
          <table:table-cell office:value-type="string">
            <text:p>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tyle css</text:p>
          </table:table-cell>
          <table:table-cell office:value-type="string">
            <text:p>certain sont intégré a la page html</text:p>
          </table:table-cell>
          <table:table-cell office:value-type="string">
            <text:p>faire une page à part</text:p>
          </table:table-cell>
          <table:table-cell table:style-name="ce3" office:value-type="string">
            <text:p>suprimer </text:p>
          </table:table-cell>
          <table:table-cell office:value-type="string">
            <text:p>dasn la 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angage</text:p>
          </table:table-cell>
          <table:table-cell office:value-type="string">
            <text:p>language par defaut non valide</text:p>
          </table:table-cell>
          <table:table-cell office:value-type="string">
            <text:p>rectifier le langage</text:p>
          </table:table-cell>
          <table:table-cell table:style-name="ce3" office:value-type="string">
            <text:p>modifier</text:p>
          </table:table-cell>
          <table:table-cell office:value-type="string">
            <text:p>feuille html 1 et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gne 83</text:p>
          </table:table-cell>
          <table:table-cell office:value-type="string">
            <text:p>ligne invalide</text:p>
          </table:table-cell>
          <table:table-cell office:value-type="string">
            <text:p>a supprimer et bien répertorier les imput et label</text:p>
          </table:table-cell>
          <table:table-cell table:style-name="ce3" office:value-type="string">
            <text:p>supprimer et remplacer</text:p>
          </table:table-cell>
          <table:table-cell office:value-type="string">
            <text:p>feuille html page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2</text:p>
          </table:table-cell>
          <table:table-cell office:value-type="string">
            <text:p>inexistant</text:p>
          </table:table-cell>
          <table:table-cell office:value-type="string">
            <text:p>le créer </text:p>
          </table:table-cell>
          <table:table-cell table:style-name="ce3" office:value-type="string">
            <text:p>modifier</text:p>
          </table:table-cell>
          <table:table-cell office:value-type="string">
            <text:p>feuille html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2</text:p>
          </table:table-cell>
          <table:table-cell office:value-type="string">
            <text:p>titre non explicite</text:p>
          </table:table-cell>
          <table:table-cell office:value-type="string">
            <text:p>le rectifier en stipulent le nom de l'agence et de quelle page il sagit</text:p>
          </table:table-cell>
          <table:table-cell table:style-name="ce3" office:value-type="string">
            <text:p>modifier</text:p>
          </table:table-cell>
          <table:table-cell office:value-type="string">
            <text:p>feuille html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pas très visible et pas pro</text:p>
          </table:table-cell>
          <table:table-cell office:value-type="string">
            <text:p>nav avec ancrage sur portefolio. Accueil, portefolio, contact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écriture trop petite</text:p>
          </table:table-cell>
          <table:table-cell office:value-type="string">
            <text:p>pour les personnes malvoyante impossible de lire</text:p>
          </table:table-cell>
          <table:table-cell office:value-type="string">
            <text:p>changer le format de police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footer</text:p>
          </table:table-cell>
          <table:table-cell office:value-type="string">
            <text:p>trop chargé en lien</text:p>
          </table:table-cell>
          <table:table-cell office:value-type="string">
            <text:p>supprimer des liens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ensemble du site</text:p>
          </table:table-cell>
          <table:table-cell office:value-type="string">
            <text:p>pas de bouton pour revenir au début du site</text:p>
          </table:table-cell>
          <table:table-cell office:value-type="string">
            <text:p>créer un bouton qui permet de revenir au début de la page</text:p>
          </table:table-cell>
          <table:table-cell table:style-name="ce3" office:value-type="string">
            <text:p>créer</text:p>
          </table:table-cell>
          <table:table-cell office:value-type="string">
            <text:p>page d'accuel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 page 2</text:p>
          </table:table-cell>
          <table:table-cell office:value-type="string">
            <text:p>on ne sait pas a quoi cela correspond page2</text:p>
          </table:table-cell>
          <table:table-cell office:value-type="string">
            <text:p>nommé page 2 en contact dans la nav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un bloc marron</text:p>
          </table:table-cell>
          <table:table-cell office:value-type="string">
            <text:p>rien d'inscris dans le bloc espace perdu</text:p>
          </table:table-cell>
          <table:table-cell office:value-type="string">
            <text:p>rajouter un peu de texte percutant</text:p>
          </table:table-cell>
          <table:table-cell table:style-name="ce3"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calisation</text:p>
          </table:table-cell>
          <table:table-cell office:value-type="string">
            <text:p>inexistante si ce n'est l'adresse</text:p>
          </table:table-cell>
          <table:table-cell office:value-type="string">
            <text:p>rajouter peut etre une localisation par sallelite avec l'adresse</text:p>
          </table:table-cell>
          <table:table-cell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barre de saisie</text:p>
          </table:table-cell>
          <table:table-cell office:value-type="string">
            <text:p>elles sont brouillons pas très claires</text:p>
          </table:table-cell>
          <table:table-cell office:value-type="string">
            <text:p>donner de l'espace et les encadrer à la saisie</text:p>
          </table:table-cell>
          <table:table-cell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on ne la voit pas</text:p>
          </table:table-cell>
          <table:table-cell office:value-type="string">
            <text:p>retravailler la navigation</text:p>
          </table:table-cell>
          <table:table-cell office:value-type="string">
            <text:p>modifi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texte</text:p>
          </table:table-cell>
          <table:table-cell office:value-type="string">
            <text:p>pas de texte orange sur photo orange</text:p>
          </table:table-cell>
          <table:table-cell office:value-type="string">
            <text:p>modifier la couleur du texte</text:p>
          </table:table-cell>
          <table:table-cell office:value-type="string">
            <text:p>modifi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</text:p>
          </table:table-cell>
          <table:table-cell office:value-type="string">
            <text:p>La hiérarchie du contenu avec balises h1,h2...</text:p>
          </table:table-cell>
          <table:table-cell office:value-type="string">
            <text:p>respecter la hierarchie</text:p>
          </table:table-cell>
          <table:table-cell office:value-type="string">
            <text:p>cré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uteur</text:p>
          </table:table-cell>
          <table:table-cell office:value-type="string">
            <text:p>identifier l'auteur</text:p>
          </table:table-cell>
          <table:table-cell office:value-type="string">
            <text:p>cite class</text:p>
          </table:table-cell>
          <table:table-cell office:value-type="string">
            <text:p>a cré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en</text:p>
          </table:table-cell>
          <table:table-cell office:value-type="string">
            <text:p>pas d'ancre avec lien</text:p>
          </table:table-cell>
          <table:table-cell office:value-type="string">
            <text:p>prévoir une ancre pour se rendre sur les photos</text:p>
          </table:table-cell>
          <table:table-cell office:value-type="string">
            <text:p>a cré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ttibut alt photo</text:p>
          </table:table-cell>
          <table:table-cell office:value-type="string">
            <text:p>le texte n'est pas correcte</text:p>
          </table:table-cell>
          <table:table-cell office:value-type="string">
            <text:p>le renseigner convenablement</text:p>
          </table:table-cell>
          <table:table-cell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hoto trop lourde</text:p>
          </table:table-cell>
          <table:table-cell office:value-type="string">
            <text:p>compresser les photos avec compressor en ligne</text:p>
          </table:table-cell>
          <table:table-cell office:value-type="string">
            <text:p>compresser pour que les photos soient moins lourdes et trier les photos</text:p>
          </table:table-cell>
          <table:table-cell office:value-type="string">
            <text:p>modifier et tri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css gain de place</text:p>
          </table:table-cell>
          <table:table-cell office:value-type="string">
            <text:p>minifier le css avec html compressor</text:p>
          </table:table-cell>
          <table:table-cell office:value-type="string">
            <text:p>compresser pour qu'il soit moins lourd</text:p>
          </table:table-cell>
          <table:table-cell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6">06/02/2021</text:date>, <text:time>14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06T14:23:10.83</dc:date>
    <meta:editing-duration>PT7H49M14S</meta:editing-duration>
    <meta:editing-cycles>5</meta:editing-cycles>
    <meta:document-statistic meta:table-count="1" meta:cell-count="145" meta:object-count="0"/>
  </office:meta>
</office:document-meta>
</file>